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b12e"/>
    </style:style>
    <style:style style:name="P2" style:family="paragraph" style:parent-style-name="Standard">
      <style:paragraph-properties fo:line-height="100%" fo:text-align="justify" style:justify-single-word="false"/>
      <style:text-properties fo:font-weight="normal" officeooo:paragraph-rsid="0003b12e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lv" fo:country="LV" fo:font-weight="bold" officeooo:rsid="00139d3f" officeooo:paragraph-rsid="0003b12e" style:font-size-asian="14pt" style:font-weight-asian="bold"/>
    </style:style>
    <style:style style:name="P4" style:family="paragraph" style:parent-style-name="Standard">
      <style:paragraph-properties fo:line-height="100%" fo:text-align="justify" style:justify-single-word="false"/>
      <style:text-properties officeooo:paragraph-rsid="0003b12e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officeooo:paragraph-rsid="0003b12e"/>
    </style:style>
    <style:style style:name="P6" style:family="paragraph" style:parent-style-name="Standard" style:list-style-name="L3">
      <style:paragraph-properties fo:margin-top="0.0398in" fo:margin-bottom="0.0398in" loext:contextual-spacing="false" fo:line-height="100%" fo:text-align="justify" style:justify-single-word="false"/>
      <style:text-properties officeooo:paragraph-rsid="0003b12e"/>
    </style:style>
    <style:style style:name="P7" style:family="paragraph" style:parent-style-name="Standard" style:list-style-name="L3">
      <style:paragraph-properties fo:margin-top="0in" fo:margin-bottom="0in" loext:contextual-spacing="false" fo:line-height="100%" fo:text-align="justify" style:justify-single-word="false"/>
      <style:text-properties officeooo:rsid="00059b97" officeooo:paragraph-rsid="00059b97"/>
    </style:style>
    <style:style style:name="P8" style:family="paragraph" style:parent-style-name="Standard" style:list-style-name="L3">
      <style:paragraph-properties fo:margin-top="0in" fo:margin-bottom="0in" loext:contextual-spacing="false" fo:line-height="100%" fo:text-align="justify" style:justify-single-word="false"/>
      <style:text-properties officeooo:paragraph-rsid="0003b12e"/>
    </style:style>
    <style:style style:name="P9" style:family="paragraph" style:parent-style-name="List_20_Paragraph" style:list-style-name="L3">
      <style:paragraph-properties fo:margin-top="0.0791in" fo:margin-bottom="0.0791in" loext:contextual-spacing="false" fo:line-height="100%" fo:text-align="justify" style:justify-single-word="false"/>
      <style:text-properties officeooo:rsid="00059b97" officeooo:paragraph-rsid="00059b97"/>
    </style:style>
    <style:style style:name="P10" style:family="paragraph" style:parent-style-name="List_20_Paragraph" style:list-style-name="L3">
      <style:paragraph-properties fo:margin-top="0.0791in" fo:margin-bottom="0.0791in" loext:contextual-spacing="false" fo:line-height="100%" fo:text-align="justify" style:justify-single-word="false"/>
      <style:text-properties officeooo:rsid="000675ee" officeooo:paragraph-rsid="000675ee"/>
    </style:style>
    <style:style style:name="P11" style:family="paragraph" style:parent-style-name="List_20_Paragraph" style:list-style-name="L3">
      <style:paragraph-properties fo:margin-top="0.0791in" fo:margin-bottom="0.0791in" loext:contextual-spacing="false" fo:line-height="100%" fo:text-align="justify" style:justify-single-word="false"/>
      <style:text-properties officeooo:rsid="000854e5" officeooo:paragraph-rsid="000a19b9"/>
    </style:style>
    <style:style style:name="T1" style:family="text">
      <style:text-properties fo:font-size="12pt" fo:language="lv" fo:country="LV" fo:font-weight="bold" style:font-size-asian="12pt" style:font-weight-asian="bold" style:font-size-complex="12pt"/>
    </style:style>
    <style:style style:name="T2" style:family="text">
      <style:text-properties fo:font-size="12pt" fo:language="lv" fo:country="LV" style:font-size-asian="12pt" style:font-size-complex="12pt"/>
    </style:style>
    <style:style style:name="T3" style:family="text">
      <style:text-properties fo:font-size="12pt" fo:language="lv" fo:country="LV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lv" fo:country="LV" fo:font-weight="normal" officeooo:rsid="0003b12e" style:font-size-asian="12pt" style:font-weight-asian="normal" style:font-size-complex="12pt" style:font-weight-complex="normal"/>
    </style:style>
    <style:style style:name="T5" style:family="text">
      <style:text-properties fo:font-size="12pt" fo:language="lv" fo:country="LV" fo:font-weight="normal" officeooo:rsid="00059b97" style:font-size-asian="12pt" style:font-weight-asian="normal" style:font-size-complex="12pt" style:font-weight-complex="normal"/>
    </style:style>
    <style:style style:name="T6" style:family="text">
      <style:text-properties fo:font-size="12pt" fo:language="lv" fo:country="LV" fo:font-weight="normal" officeooo:rsid="000675ee" style:font-size-asian="12pt" style:font-weight-asian="normal" style:font-size-complex="12pt" style:font-weight-complex="normal"/>
    </style:style>
    <style:style style:name="T7" style:family="text">
      <style:text-properties fo:font-size="12pt" fo:language="lv" fo:country="LV" fo:font-weight="normal" officeooo:rsid="000854e5" style:font-size-asian="12pt" style:font-weight-asian="normal" style:font-size-complex="12pt" style:font-weight-complex="normal"/>
    </style:style>
    <style:style style:name="T8" style:family="text">
      <style:text-properties fo:font-size="12pt" fo:language="lv" fo:country="LV" fo:font-weight="normal" officeooo:rsid="000a19b9" style:font-size-asian="12pt" style:font-weight-asian="normal" style:font-size-complex="12pt" style:font-weight-complex="normal"/>
    </style:style>
    <style:style style:name="T9" style:family="text">
      <style:text-properties fo:font-size="14pt" fo:language="lv" fo:country="LV" fo:font-weight="bold" style:font-size-asian="14pt" style:font-weight-asian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  <text:list-style style:name="L3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Aria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9">PRASĪBAS jeb FUNKCIJU UZSKAITĪJUMS</text:span></text:p>
      <text:p text:style-name="P1"><text:span text:style-name="T9"/></text:p>
      <text:p text:style-name="P3"><text:span text:style-name="T9">PROGRAMMA “Dzimšanas dienas kalkulators”</text:span></text:p>
      <text:p text:style-name="P1"><text:span text:style-name="T9"/></text:p>
      <text:p text:style-name="P1"><text:span text:style-name="T9"/></text:p>
      <text:p text:style-name="P4"><text:span text:style-name="T1">Programmas funkciju uzskaitījums: </text:span></text:p>
      <text:p text:style-name="P2"><text:span text:style-name="T2"/></text:p>
      <text:list xml:id="list3393988171" text:style-name="L3">
        <text:list-item>
          <text:p text:style-name="P8"><text:span text:style-name="T4">Pēc programmas iedarbināšanas ekrānā redzams programmas nosaukums “Dzimšanas dienas kalkulators” un divas pogas: </text:span></text:p>
          <text:list>
            <text:list-item>
              <text:p text:style-name="P6"><text:span text:style-name="T4">viena poga, </text:span><text:span text:style-name="T5">kas</text:span><text:span text:style-name="T4"> ļaus </text:span><text:span text:style-name="T5">programmā</text:span><text:span text:style-name="T4"> ievadīt </text:span><text:span text:style-name="T5">jaunas </text:span><text:span text:style-name="T4">personas vārdu, uzvārdu un dzimšanas datumu.</text:span></text:p>
            </text:list-item>
            <text:list-item>
              <text:p text:style-name="P7"><text:span text:style-name="T4">o</text:span><text:span text:style-name="T3">tra poga, kas ļaus programmā apskatīt jau ievadītus datus un ar tiem apieties.</text:span></text:p>
            </text:list-item>
          </text:list>
        </text:list-item>
        <text:list-item>
          <text:p text:style-name="P9"><text:span text:style-name="T3">Programmas logu var aizvērt jebkurā programmas darbības brīdī, bet nevar pievērt (novietot uz "palodzes") vai palielināt/samazināt mainot programmas loga izmēru.</text:span></text:p>
        </text:list-item>
        <text:list-item>
          <text:p text:style-name="P9"><text:span text:style-name="T3">Pēc pirmās pogas izmantošanas ekrānā redzam</text:span><text:span text:style-name="T8">a</text:span><text:span text:style-name="T3">s </text:span><text:span text:style-name="T6">divas pogas, pirmā, savadīs ievadītos datus failā “Personas.txt”, otrā, atgriezīs lietotāju </text:span><text:span text:style-name="T8">sākum ekrānā</text:span><text:span text:style-name="T6">, un</text:span><text:span text:style-name="T3"> trīs </text:span><text:span text:style-name="T7">teksta lauki</text:span><text:span text:style-name="T3">, kur var ievadīt datus, kas jautā priekš jaunas personas vārda, uzvārda un dzimšanas datuma.</text:span></text:p>
          <text:list>
            <text:list-item>
              <text:p text:style-name="P9"><text:span text:style-name="T3">Ja atbildes būs pareizas, jaunas personas dati tiks ievadīti tekst failā “Personas.txt”.</text:span></text:p>
            </text:list-item>
            <text:list-item>
              <text:p text:style-name="P10"><text:span text:style-name="T3">Ja atbildes ir nepareizas, programma izveidos logu, ar tekstu “Nepareizi dati!”.</text:span></text:p>
            </text:list-item>
          </text:list>
        </text:list-item>
        <text:list-item>
          <text:p text:style-name="P11"><text:span text:style-name="T3">Pēc otrās pogas </text:span><text:span text:style-name="T8">izmantošanas ekrānā redzamas divas pogas, pirmā, izdarīs kalkulāciju, kas parādīs, cik dienas ir palikušas līdz dzimšanas dienai, </text:span><text:span text:style-name="T6">otrā, atgriezīs lietotāju </text:span><text:span text:style-name="T8">sākum ekrānā. Ekrānā arī ir redzams tekst, kas jautā izvēlēties personu no datnes, lietojot comboBox, kas tam ir pretī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30T12:55:55.934000000</meta:creation-date>
    <dc:date>2024-06-30T17:58:11.241000000</dc:date>
    <meta:editing-duration>PT1H17M37S</meta:editing-duration>
    <meta:editing-cycles>1</meta:editing-cycles>
    <meta:document-statistic meta:table-count="0" meta:image-count="0" meta:object-count="0" meta:page-count="1" meta:paragraph-count="11" meta:word-count="180" meta:character-count="1283" meta:non-whitespace-character-count="1120"/>
    <meta:generator>Trio_Office/6.2.8.2$Windows_x86 LibreOffice_project/</meta:generator>
  </office:meta>
</office:document-meta>
</file>